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HRESHOLDS DATA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 table:number-columns-repeated="6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 table:number-columns-repeated="6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 table:number-columns-repeated="6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 table:number-columns-repeated="6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 table:number-columns-repeated="6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 table:number-columns-repeated="6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 table:number-columns-repeated="6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 table:number-columns-repeated="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 table:number-columns-repeated="6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 table:number-columns-repeated="6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 table:number-columns-repeated="6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 table:number-columns-repeated="6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21:40:41.399419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22:46:51.779866538</dc:date>
    <meta:editing-duration>PT2H22M29S</meta:editing-duration>
    <meta:editing-cycles>7</meta:editing-cycles>
    <meta:generator>LibreOffice/5.1.6.2$Linux_X86_64 LibreOffice_project/10m0$Build-2</meta:generator>
    <meta:document-statistic meta:table-count="1" meta:cell-count="107" meta:object-count="0"/>
  </office:meta>
</office:document-meta>
</file>